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bolition</text:p>
      <text:h text:style-name="Heading_20_2" text:outline-level="2">Abolition refers to the act of putting an end to something by law, and may refer to:</text:h>
      <text:p text:style-name="Standard">Abolitionism, abolition of slavery<text:line-break/>Abolition of the death penalty, also called capital punishment<text:line-break/>Abolition of monarchy<text:line-break/>Abolition of nuclear weapons<text:line-break/>Abolition of prisons<text:line-break/>Police abolition movement<text:line-break/>Abolition of suffering<text:line-break/>Abolitionism (animal rights), related to veganism<text:line-break/>Abolition of time zones<text:line-break/>Abolition of border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3" meta:word-count="60" meta:character-count="406" meta:non-whitespace-character-count="349"/>
    <meta:user-defined meta:name="AppVersion">14.0000</meta:user-defined>
    <meta:template xlink:type="simple" xlink:actuate="onRequest" xlink:title="Normal.dotm" xlink:href=""/>
  </office:meta>
</office:document-meta>
</file>